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5026" officeooo:paragraph-rsid="001324d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35026" officeooo:paragraph-rsid="001324d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324d7" officeooo:paragraph-rsid="001324d7" style:font-size-asian="16pt" style:font-size-complex="16pt"/>
    </style:style>
    <style:style style:name="T1" style:family="text">
      <style:text-properties officeooo:rsid="000350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2"/>
      <text:p text:style-name="P3">Q.1 Explain data preprocessing.</text:p>
      <text:p text:style-name="P3">Q.2 Write a note on </text:p>
      <text:p text:style-name="P3"><text:s text:c="6"/>a)Data Integration </text:p>
      <text:p text:style-name="P3"><text:tab/> b)Data Reduction</text:p>
      <text:p text:style-name="P3"><text:s text:c="6"/>c) Data Transformation</text:p>
      <text:p text:style-name="P3">Q.3 What is a Extraction?Explain Methods of Extraction.</text:p>
      <text:p text:style-name="P3">Q.4 Explain Data Loading.</text:p>
      <text:p text:style-name="P3">Q.5 List out ETL tool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12:09:39.118651343</meta:creation-date>
    <dc:date>2022-02-10T12:18:22.653329948</dc:date>
    <meta:editing-duration>PT8M43S</meta:editing-duration>
    <meta:editing-cycles>1</meta:editing-cycles>
    <meta:document-statistic meta:table-count="0" meta:image-count="0" meta:object-count="0" meta:page-count="1" meta:paragraph-count="9" meta:word-count="35" meta:character-count="237" meta:non-whitespace-character-count="195"/>
    <meta:generator>LibreOffice/6.0.7.3$Linux_X86_64 LibreOffice_project/00m0$Build-3</meta:generator>
  </office:meta>
</office:document-meta>
</file>